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20pt" fo:font-weight="bold" style:font-size-asian="20pt" style:font-weight-asian="bold" style:font-name-complex="Tahoma4" style:font-size-complex="20pt" style:font-weight-complex="bold"/>
    </style:style>
    <style:style style:name="P5" style:family="paragraph" style:parent-style-name="Document_20_SubTitle">
      <style:paragraph-properties fo:margin-left="0.998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language-asian="ja" style:country-asian="JP"/>
    </style:style>
    <style:style style:name="T21" style:family="text">
      <style:text-properties style:use-window-font-color="true" style:text-underline-style="none" style:language-asian="zh" style:country-asian="TW"/>
    </style:style>
    <style:style style:name="T22" style:family="text">
      <style:text-properties style:use-window-font-color="true" style:font-name="Courier New1" style:text-underline-style="none" style:language-asian="zh" style:country-asian="TW"/>
    </style:style>
    <style:style style:name="T23" style:family="text">
      <style:text-properties style:use-window-font-color="true" style:text-underline-style="none" style:language-asian="zh" style:country-asian="TW"/>
    </style:style>
    <style:style style:name="T24" style:family="text">
      <style:text-properties style:language-asian="zh" style:country-asian="TW"/>
    </style:style>
    <style:style style:name="T25"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
      <text:p text:style-name="P4">The Quick Start Guide</text:p>
      <text:p text:style-name="P5">Version 3.0.4</text:p>
      <text:p text:style-name="P6">March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a xlink:type="simple" xlink:href="" text:style-name="Internet_20_link"><text:span text:style-name="T3">Installer for Windows:</text:span></text:a><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0.4.tar.gz</text:p>
            <text:p text:style-name="P24">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0.4.tar.gz</text:p>
            <text:p text:style-name="P24">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0.4.tar.gz</text:p>
            <text:p text:style-name="P24">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0.4.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0.4.zip</text:span> or <text:span text:style-name="T8">zk-bin-3.0.4.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0.4.zip</text:span> or <text:span text:style-name="T8">zk-bin-3.0.4.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a xlink:type="simple" xlink:href="" text:style-name="Internet_20_link"><text:span text:style-name="T18"> depending on the configuration of your Web server. </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0.4.zip</text:span> or <text:span text:style-name="T8">zk-bin-3.0.4.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1"> </text:span></text:a><text:a xlink:type="simple" xlink:href="http://localhost/zkdemo/userguide"><text:span text:style-name="T22">http://localhost:8080/zkdemo/userguide</text:span></text:a><text:a xlink:type="simple" xlink:href="http://localhost/zkdemo/userguide"><text:span text:style-name="T21">,</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dojoz.jar</text:p>
          </table:table-cell>
          <table:table-cell table:style-name="Table5.B2" office:value-type="string">
            <text:p text:style-name="Table_20_Contents">Req<text:span text:style-name="T2">uired if you want to use ZK DOJO components.</text:span></text:p>
            <text:p text:style-name="P25">Version: 0.4.1_1</text:p>
          </table:table-cell>
        </table:table-row>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5.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7</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9 and <text:a xlink:type="simple" xlink:href="http://www.jfree.org/jcommon">JCommon</text:a> 1.0.12</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4">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4">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4">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4">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5">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c:/home/tomyeh/prj/zk1/zkdoc/quickstart/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2-13T19:33:34</dc:date>
    <dc:language>en-US</dc:language>
    <meta:editing-cycles>1093</meta:editing-cycles>
    <meta:editing-duration>P3DT23H23M50S</meta:editing-duration>
    <meta:user-defined meta:name="Info 1"/>
    <meta:user-defined meta:name="Info 2"/>
    <meta:user-defined meta:name="Info 3"/>
    <meta:user-defined meta:name="Info 4"/>
    <meta:document-statistic meta:table-count="5" meta:image-count="2" meta:object-count="0" meta:page-count="16" meta:paragraph-count="314" meta:word-count="2640" meta:character-count="16633"/>
  </office:meta>
</office:document-meta>
</file>